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152" officeooo:paragraph-rsid="001c0676"/>
    </style:style>
    <style:style style:name="P2" style:family="paragraph" style:parent-style-name="Standard">
      <style:text-properties officeooo:rsid="001a5152" officeooo:paragraph-rsid="001dff11"/>
    </style:style>
    <style:style style:name="P3" style:family="paragraph" style:parent-style-name="Standard">
      <style:text-properties officeooo:paragraph-rsid="001a5152"/>
    </style:style>
    <style:style style:name="P4" style:family="paragraph" style:parent-style-name="Standard">
      <style:text-properties officeooo:rsid="001a5152" officeooo:paragraph-rsid="001a5152"/>
    </style:style>
    <style:style style:name="P5" style:family="paragraph" style:parent-style-name="Standard">
      <style:text-properties officeooo:rsid="001a5152" officeooo:paragraph-rsid="001dff11"/>
    </style:style>
    <style:style style:name="P6" style:family="paragraph" style:parent-style-name="Standard">
      <style:text-properties officeooo:rsid="001a5152" officeooo:paragraph-rsid="003db25b"/>
    </style:style>
    <style:style style:name="P7" style:family="paragraph" style:parent-style-name="Standard">
      <style:text-properties officeooo:rsid="001a5152" officeooo:paragraph-rsid="00474fb2"/>
    </style:style>
    <style:style style:name="P8" style:family="paragraph" style:parent-style-name="Standard">
      <style:text-properties officeooo:rsid="001a5152" officeooo:paragraph-rsid="004c0a27"/>
    </style:style>
    <style:style style:name="P9" style:family="paragraph" style:parent-style-name="Standard">
      <style:text-properties officeooo:rsid="001a5152" officeooo:paragraph-rsid="004d8ae9"/>
    </style:style>
    <style:style style:name="P10" style:family="paragraph" style:parent-style-name="Standard">
      <style:text-properties officeooo:rsid="001c0676" officeooo:paragraph-rsid="001c0676"/>
    </style:style>
    <style:style style:name="P11" style:family="paragraph" style:parent-style-name="Standard">
      <style:text-properties officeooo:rsid="001c0676" officeooo:paragraph-rsid="001dff11"/>
    </style:style>
    <style:style style:name="P12" style:family="paragraph" style:parent-style-name="Standard">
      <style:text-properties officeooo:rsid="001c0676" officeooo:paragraph-rsid="00295744"/>
    </style:style>
    <style:style style:name="P13" style:family="paragraph" style:parent-style-name="Standard">
      <style:text-properties officeooo:rsid="001c0676" officeooo:paragraph-rsid="003fbcce"/>
    </style:style>
    <style:style style:name="P14" style:family="paragraph" style:parent-style-name="Standard">
      <style:text-properties officeooo:rsid="001c0676" officeooo:paragraph-rsid="003fd4e7"/>
    </style:style>
    <style:style style:name="P15" style:family="paragraph" style:parent-style-name="Standard">
      <style:text-properties officeooo:rsid="001c0676" officeooo:paragraph-rsid="004c0a27"/>
    </style:style>
    <style:style style:name="P16" style:family="paragraph" style:parent-style-name="Standard">
      <style:text-properties fo:font-weight="bold" officeooo:rsid="001a5152" officeooo:paragraph-rsid="001a5152" style:font-weight-asian="bold" style:font-weight-complex="bold"/>
    </style:style>
    <style:style style:name="P17" style:family="paragraph" style:parent-style-name="Standard">
      <style:text-properties fo:font-weight="bold" officeooo:rsid="001a5152" officeooo:paragraph-rsid="004d8ae9" style:font-weight-asian="bold" style:font-weight-complex="bold"/>
    </style:style>
    <style:style style:name="P18" style:family="paragraph" style:parent-style-name="Standard">
      <style:text-properties fo:font-weight="bold" officeooo:rsid="00223558" officeooo:paragraph-rsid="00223558" style:font-weight-asian="bold" style:font-weight-complex="bold"/>
    </style:style>
    <style:style style:name="P19" style:family="paragraph" style:parent-style-name="Standard">
      <style:text-properties fo:font-weight="bold" officeooo:rsid="00223558" officeooo:paragraph-rsid="004c0a27" style:font-weight-asian="bold" style:font-weight-complex="bold"/>
    </style:style>
    <style:style style:name="P20" style:family="paragraph" style:parent-style-name="Standard">
      <style:text-properties fo:font-weight="normal" officeooo:rsid="00262f0c" officeooo:paragraph-rsid="002b07b4" style:font-weight-asian="normal" style:font-weight-complex="normal"/>
    </style:style>
    <style:style style:name="P21" style:family="paragraph" style:parent-style-name="Standard">
      <style:text-properties fo:font-weight="normal" officeooo:rsid="00262f0c" officeooo:paragraph-rsid="0043a3df" style:font-weight-asian="normal" style:font-weight-complex="normal"/>
    </style:style>
    <style:style style:name="P22" style:family="paragraph" style:parent-style-name="Standard">
      <style:text-properties fo:font-weight="normal" officeooo:rsid="00262f0c" officeooo:paragraph-rsid="00465e32" style:font-weight-asian="normal" style:font-weight-complex="normal"/>
    </style:style>
    <style:style style:name="P23" style:family="paragraph" style:parent-style-name="Standard">
      <style:text-properties fo:font-weight="normal" officeooo:rsid="00262f0c" officeooo:paragraph-rsid="004c0a27" style:font-weight-asian="normal" style:font-weight-complex="normal"/>
    </style:style>
    <style:style style:name="P24" style:family="paragraph" style:parent-style-name="Standard">
      <style:text-properties officeooo:paragraph-rsid="00223558"/>
    </style:style>
    <style:style style:name="P25" style:family="paragraph" style:parent-style-name="Standard">
      <style:text-properties fo:font-style="normal" fo:font-weight="normal" officeooo:rsid="00223558" officeooo:paragraph-rsid="0022355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23558" officeooo:paragraph-rsid="0024891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37650" officeooo:paragraph-rsid="00237650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37650" officeooo:paragraph-rsid="0024891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37650" officeooo:paragraph-rsid="0039efb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37650" officeooo:paragraph-rsid="003dc8b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37650" officeooo:paragraph-rsid="003f1a7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37650" officeooo:paragraph-rsid="00474fb2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37650" officeooo:paragraph-rsid="004a68d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c0676" officeooo:paragraph-rsid="0029574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officeooo:paragraph-rsid="00248913"/>
    </style:style>
    <style:style style:name="P36" style:family="paragraph" style:parent-style-name="Standard">
      <style:text-properties fo:font-size="16pt" fo:font-weight="bold" officeooo:rsid="0044a009" officeooo:paragraph-rsid="0044a009" style:font-size-asian="16pt" style:font-weight-asian="bold" style:font-size-complex="16pt" style:font-weight-complex="bold"/>
    </style:style>
    <style:style style:name="P37" style:family="paragraph" style:parent-style-name="Standard">
      <style:text-properties officeooo:paragraph-rsid="004c0a27"/>
    </style:style>
    <style:style style:name="T1" style:family="text">
      <style:text-properties officeooo:rsid="001a5152"/>
    </style:style>
    <style:style style:name="T2" style:family="text">
      <style:text-properties officeooo:rsid="001dff1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9bd9" style:font-weight-asian="bold" style:font-weight-complex="bold"/>
    </style:style>
    <style:style style:name="T5" style:family="text">
      <style:text-properties fo:font-weight="bold" officeooo:rsid="001dff11" style:font-weight-asian="bold" style:font-weight-complex="bold"/>
    </style:style>
    <style:style style:name="T6" style:family="text">
      <style:text-properties fo:font-weight="bold" officeooo:rsid="001a5152" style:font-weight-asian="bold" style:font-weight-complex="bold"/>
    </style:style>
    <style:style style:name="T7" style:family="text">
      <style:text-properties fo:font-weight="bold" officeooo:rsid="00223558" style:font-weight-asian="bold" style:font-weight-complex="bold"/>
    </style:style>
    <style:style style:name="T8" style:family="text">
      <style:text-properties fo:font-weight="normal" officeooo:rsid="00223558" style:font-weight-asian="normal" style:font-weight-complex="normal"/>
    </style:style>
    <style:style style:name="T9" style:family="text">
      <style:text-properties fo:font-weight="normal" officeooo:rsid="00248913" style:font-weight-asian="normal" style:font-weight-complex="normal"/>
    </style:style>
    <style:style style:name="T10" style:family="text">
      <style:text-properties officeooo:rsid="00262f0c"/>
    </style:style>
    <style:style style:name="T11" style:family="text">
      <style:text-properties officeooo:rsid="00295744"/>
    </style:style>
    <style:style style:name="T12" style:family="text">
      <style:text-properties officeooo:rsid="002b07b4"/>
    </style:style>
    <style:style style:name="T13" style:family="text">
      <style:text-properties fo:font-style="normal" officeooo:rsid="00223558" style:font-style-asian="normal" style:font-style-complex="normal"/>
    </style:style>
    <style:style style:name="T14" style:family="text">
      <style:text-properties officeooo:rsid="002b68c0"/>
    </style:style>
    <style:style style:name="T15" style:family="text">
      <style:text-properties officeooo:rsid="002d0f41"/>
    </style:style>
    <style:style style:name="T16" style:family="text">
      <style:text-properties officeooo:rsid="002df695"/>
    </style:style>
    <style:style style:name="T17" style:family="text">
      <style:text-properties officeooo:rsid="00300fa5"/>
    </style:style>
    <style:style style:name="T18" style:family="text">
      <style:text-properties officeooo:rsid="00348145"/>
    </style:style>
    <style:style style:name="T19" style:family="text">
      <style:text-properties officeooo:rsid="00361645"/>
    </style:style>
    <style:style style:name="T20" style:family="text">
      <style:text-properties officeooo:rsid="0039efb8"/>
    </style:style>
    <style:style style:name="T21" style:family="text">
      <style:text-properties officeooo:rsid="003b54fe"/>
    </style:style>
    <style:style style:name="T22" style:family="text">
      <style:text-properties fo:color="#acb20c"/>
    </style:style>
    <style:style style:name="T23" style:family="text">
      <style:text-properties fo:color="#acb20c" officeooo:rsid="003db25b"/>
    </style:style>
    <style:style style:name="T24" style:family="text">
      <style:text-properties fo:color="#acb20c" officeooo:rsid="0041c057"/>
    </style:style>
    <style:style style:name="T25" style:family="text">
      <style:text-properties fo:color="#acb20c" officeooo:rsid="0043a3df"/>
    </style:style>
    <style:style style:name="T26" style:family="text">
      <style:text-properties fo:color="#acb20c" style:text-underline-style="solid" style:text-underline-width="auto" style:text-underline-color="font-color" officeooo:rsid="003db25b"/>
    </style:style>
    <style:style style:name="T27" style:family="text">
      <style:text-properties fo:color="#acb20c" style:text-underline-style="solid" style:text-underline-width="auto" style:text-underline-color="font-color" officeooo:rsid="0043a3df"/>
    </style:style>
    <style:style style:name="T28" style:family="text">
      <style:text-properties fo:color="#acb20c" fo:font-weight="bold" officeooo:rsid="003db25b" style:font-weight-asian="bold" style:font-weight-complex="bold"/>
    </style:style>
    <style:style style:name="T29" style:family="text">
      <style:text-properties fo:color="#acb20c" fo:font-style="italic" officeooo:rsid="003db25b" style:font-style-asian="italic" style:font-style-complex="italic"/>
    </style:style>
    <style:style style:name="T30" style:family="text">
      <style:text-properties fo:color="#acb20c" fo:font-style="italic" officeooo:rsid="0043a3df" style:font-style-asian="italic" style:font-style-complex="italic"/>
    </style:style>
    <style:style style:name="T31" style:family="text">
      <style:text-properties fo:color="#acb20c" fo:font-style="italic" style:text-underline-style="solid" style:text-underline-width="auto" style:text-underline-color="font-color" officeooo:rsid="0043a3df" style:font-style-asian="italic" style:font-style-complex="italic"/>
    </style:style>
    <style:style style:name="T32" style:family="text">
      <style:text-properties fo:color="#acb20c" fo:font-style="normal" officeooo:rsid="003db25b" style:font-style-asian="normal" style:font-style-complex="normal"/>
    </style:style>
    <style:style style:name="T33" style:family="text">
      <style:text-properties fo:color="#acb20c" fo:font-style="normal" officeooo:rsid="0043a3df" style:font-style-asian="normal" style:font-style-complex="normal"/>
    </style:style>
    <style:style style:name="T34" style:family="text">
      <style:text-properties fo:color="#acb20c" fo:font-style="normal" style:text-underline-style="solid" style:text-underline-width="auto" style:text-underline-color="font-color" officeooo:rsid="0043a3df" style:font-style-asian="normal" style:font-style-complex="normal"/>
    </style:style>
    <style:style style:name="T35" style:family="text">
      <style:text-properties fo:color="#acb20c" fo:font-style="normal" style:text-underline-style="solid" style:text-underline-width="auto" style:text-underline-color="font-color" fo:font-weight="bold" officeooo:rsid="0043a3df" style:font-style-asian="normal" style:font-weight-asian="bold" style:font-style-complex="normal" style:font-weight-complex="bold"/>
    </style:style>
    <style:style style:name="T36" style:family="text">
      <style:text-properties fo:color="#acb20c" fo:font-style="normal" fo:font-weight="bold" officeooo:rsid="003db25b" style:font-style-asian="normal" style:font-weight-asian="bold" style:font-style-complex="normal" style:font-weight-complex="bold"/>
    </style:style>
    <style:style style:name="T37" style:family="text">
      <style:text-properties fo:color="#acb20c" fo:font-style="normal" fo:font-weight="bold" officeooo:rsid="0043a3df" style:font-style-asian="normal" style:font-weight-asian="bold" style:font-style-complex="normal" style:font-weight-complex="bold"/>
    </style:style>
    <style:style style:name="T38" style:family="text">
      <style:text-properties fo:color="#acb20c" fo:font-style="normal" fo:font-weight="normal" officeooo:rsid="003db25b" style:font-style-asian="normal" style:font-weight-asian="normal" style:font-style-complex="normal" style:font-weight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2b07b4"/>
    </style:style>
    <style:style style:name="T41" style:family="text">
      <style:text-properties style:text-underline-style="solid" style:text-underline-width="auto" style:text-underline-color="font-color" officeooo:rsid="002957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“<text:span text:style-name="T39">n</text:span>”:elemszám</text:p>
      <text:p text:style-name="P16"/>
      <text:p text:style-name="P17">Initial Creation:<text:span text:style-name="T32">O(1)</text:span></text:p>
      <text:p text:style-name="P4"><text:tab/>3 memory allocation <text:tab/><text:span text:style-name="T23">O(1)</text:span></text:p>
      <text:p text:style-name="P3"/>
      <text:p text:style-name="P9"><text:span text:style-name="T3">Delete:</text:span><text:span text:style-name="T36">O(</text:span><text:span text:style-name="T37">sqrt(</text:span><text:span text:style-name="T35">n</text:span><text:span text:style-name="T37">)</text:span><text:span text:style-name="T36">)</text:span><text:line-break/><text:tab/>sqrt(<text:span text:style-name="T39">n</text:span>) <text:span text:style-name="T10">delete <text:tab/></text:span><text:span text:style-name="T23">O(</text:span><text:span text:style-name="T22">sqrt</text:span><text:span text:style-name="T23">(</text:span><text:span text:style-name="T26">n</text:span><text:span text:style-name="T23">))</text:span></text:p>
      <text:p text:style-name="P6"><text:tab/>1 - 2 delete <text:tab/><text:span text:style-name="T23">O(1)</text:span></text:p>
      <text:p text:style-name="P1"/>
      <text:p text:style-name="P8"><text:span text:style-name="T3">Read </text:span><text:span text:style-name="T4">at index</text:span><text:span text:style-name="T3">:</text:span><text:span text:style-name="T36">O(1)</text:span></text:p>
      <text:p text:style-name="P10"><text:tab/>”GetRelPos”</text:p>
      <text:p text:style-name="P10"/>
      <text:p text:style-name="P37"><text:span text:style-name="T5">Write</text:span><text:span text:style-name="T6"> </text:span><text:span text:style-name="T4">at index</text:span><text:span text:style-name="T6">:</text:span><text:span text:style-name="T1">** </text:span><text:span text:style-name="T36">O(1)</text:span></text:p>
      <text:p text:style-name="P11"><text:tab/>”GetRelPos”</text:p>
      <text:p text:style-name="P2">**<text:span text:style-name="T2">same as Read</text:span></text:p>
      <text:p text:style-name="P2"/>
      <text:p text:style-name="P19">Insert Element: <text:span text:style-name="T32">O(</text:span><text:span text:style-name="T33">sqrt(</text:span><text:span text:style-name="T34">n</text:span><text:span text:style-name="T33">)</text:span><text:span text:style-name="T32">)</text:span></text:p>
      <text:p text:style-name="P24"><text:span text:style-name="T8"><text:tab/>“Getrelpos”<text:line-break/><text:tab/>“addTo”</text:span></text:p>
      <text:p text:style-name="P25"><text:tab/>“balanceShift”</text:p>
      <text:p text:style-name="P30"><text:tab/>0 - 1 <text:s/>Memory allocation <text:span text:style-name="T23">O(1)</text:span></text:p>
      <text:p text:style-name="P27"><text:tab/>“<text:span text:style-name="T20">recalculate</text:span>”</text:p>
      <text:p text:style-name="P18"/>
      <text:p text:style-name="P19">Delete Element: <text:span text:style-name="T32">O(</text:span><text:span text:style-name="T33">sqrt(</text:span><text:span text:style-name="T34">n</text:span><text:span text:style-name="T33">)</text:span><text:span text:style-name="T32">)</text:span></text:p>
      <text:p text:style-name="P35"><text:span text:style-name="T7"><text:tab/></text:span><text:span text:style-name="T8">“Getrelpos”<text:line-break/><text:tab/>“</text:span><text:span text:style-name="T9">deleteFrom</text:span><text:span text:style-name="T8">”</text:span></text:p>
      <text:p text:style-name="P26"><text:tab/>“balanceShift”</text:p>
      <text:p text:style-name="P31"><text:tab/>0 - 1 Memory <text:span text:style-name="T14">de</text:span><text:span text:style-name="T15">A</text:span>llocation <text:span text:style-name="T23">O(1)</text:span></text:p>
      <text:p text:style-name="P29"><text:tab/>“<text:span text:style-name="T20">recalculate</text:span>”</text:p>
      <text:p text:style-name="P28"/>
      <text:p text:style-name="P15">GetRelPos: <text:span text:style-name="T36">O(1)</text:span></text:p>
      <text:p text:style-name="P13"><text:tab/>2..7 addition <text:span text:style-name="T23">O(1)</text:span></text:p>
      <text:p text:style-name="P14"><text:tab/>1 multiplication <text:span text:style-name="T23">O(1)</text:span></text:p>
      <text:p text:style-name="P14"><text:tab/>1 integer division* <text:span text:style-name="T23">O(1), </text:span><text:span text:style-name="T24">de nagy a constans</text:span></text:p>
      <text:p text:style-name="P12">*”a modulo b” and “a integer divide b “ will be optimised by the compiler as a single task</text:p>
      <text:p text:style-name="P34"/>
      <text:p text:style-name="P23">“addto”&amp;”deleteFrom”: <text:span text:style-name="T36">O(</text:span><text:span text:style-name="T37">sqrt(</text:span><text:span text:style-name="T35">n</text:span><text:span text:style-name="T37">)</text:span><text:span text:style-name="T36">)</text:span></text:p>
      <text:p text:style-name="P21"><text:tab/><text:span text:style-name="T11">insertion/deletion in Queue of length sqrt(</text:span><text:span text:style-name="T41">n</text:span><text:span text:style-name="T11">)&lt;=&gt;</text:span><text:span text:style-name="T12">1-sqrt(</text:span><text:span text:style-name="T40">n</text:span><text:span text:style-name="T12">)/2 </text:span><text:span text:style-name="T23">O(</text:span><text:span text:style-name="T25">sqrt(</text:span><text:span text:style-name="T27">n</text:span><text:span text:style-name="T25">)</text:span><text:span text:style-name="T23">)</text:span></text:p>
      <text:p text:style-name="P20"/>
      <text:p text:style-name="P23">“<text:span text:style-name="T13">balanceShift</text:span>”: <text:span text:style-name="T36">O(</text:span><text:span text:style-name="T37">sqrt(</text:span><text:span text:style-name="T35">n</text:span><text:span text:style-name="T37">)</text:span><text:span text:style-name="T36">)</text:span></text:p>
      <text:p text:style-name="P22"><text:tab/><text:span text:style-name="T18">2*(</text:span><text:span text:style-name="T19">0</text:span><text:span text:style-name="T12"> – sqrt(</text:span><text:span text:style-name="T40">n</text:span><text:span text:style-name="T12">)</text:span><text:span text:style-name="T17">+1</text:span><text:span text:style-name="T18">) </text:span><text:span text:style-name="T16">push/pop on front/back <text:s/></text:span><text:span text:style-name="T23">O(</text:span><text:span text:style-name="T25">sqrt(</text:span><text:span text:style-name="T27">n</text:span><text:span text:style-name="T25">)</text:span><text:span text:style-name="T23">)</text:span></text:p>
      <text:p text:style-name="P20"><text:tab/></text:p>
      <text:p text:style-name="P33">“<text:span text:style-name="T20">recalculate</text:span>”:<text:tab/><text:span text:style-name="T28">O(1)</text:span></text:p>
      <text:p text:style-name="P32"><text:tab/><text:span text:style-name="T21">2 addition<text:tab/><text:tab/></text:span><text:span text:style-name="T23">O(1)</text:span><text:span text:style-name="T21"><text:line-break/><text:tab/>2 multiplication<text:tab/></text:span><text:span text:style-name="T23">O(1)</text:span></text:p>
      <text:p text:style-name="P7"><text:tab/><text:span text:style-name="T21">2 SQRT<text:tab/><text:tab/></text:span><text:span text:style-name="T23">O(1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20:26:45.410581623</meta:creation-date>
    <meta:generator>LibreOffice/6.4.7.2$Linux_X86_64 LibreOffice_project/40$Build-2</meta:generator>
    <dc:date>2023-09-06T18:13:01.018699508</dc:date>
    <meta:editing-duration>PT6H14M36S</meta:editing-duration>
    <meta:editing-cycles>41</meta:editing-cycles>
    <meta:document-statistic meta:table-count="0" meta:image-count="0" meta:object-count="0" meta:page-count="1" meta:paragraph-count="33" meta:word-count="117" meta:character-count="865" meta:non-whitespace-character-count="748"/>
  </office:meta>
</office:document-meta>
</file>